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8565d" officeooo:paragraph-rsid="0008565d"/>
    </style:style>
    <style:style style:name="P2" style:family="paragraph" style:parent-style-name="Preformatted_20_Text">
      <style:text-properties officeooo:paragraph-rsid="0008565d"/>
    </style:style>
    <style:style style:name="T1" style:family="text">
      <style:text-properties officeooo:rsid="000856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</text:span></text:p>
      <text:p text:style-name="P1">*Variables are something you use to store a number or string in for later recall.</text:p>
      <text:p text:style-name="P1">*Strings are a block of text.</text:p>
      <text:p text:style-name="P1">*Functions take in arguments (that fit the parameters), run the function’s code, <text:tab/>and returns (usually) an output.</text:p>
      <text:p text:style-name="P1">*‘if’ statements are a way to check if something is true or false. The result of that can allow you to run different function codes.</text:p>
      <text:p text:style-name="P1">*Boolean values are either true or false. They can be compared to binary code as a <text:tab/>switch being either open or closed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0:45:03.184062904</dc:date>
    <meta:editing-duration>PT8M16S</meta:editing-duration>
    <meta:editing-cycles>1</meta:editing-cycles>
    <meta:document-statistic meta:table-count="0" meta:image-count="0" meta:object-count="0" meta:page-count="1" meta:paragraph-count="6" meta:word-count="86" meta:character-count="477" meta:non-whitespace-character-count="395"/>
    <meta:generator>LibreOffice/5.4.5.1$Linux_X86_64 LibreOffice_project/40m0$Build-1</meta:generator>
  </office:meta>
</office:document-meta>
</file>